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>
            <text:p>lambda_1</text:p>
          </table:table-cell>
          <table:table-cell office:value-type="string">
            <text:p>est_mu_st</text:p>
          </table:table-cell>
          <table:table-cell office:value-type="string">
            <text:p>delta</text:p>
          </table:table-cell>
          <table:table-cell>
            <draw:frame table:end-cell-address="Arkusz1.R35" table:end-x="0.099cm" table:end-y="0.065cm" draw:z-index="0" draw:style-name="gr1" draw:text-style-name="P1" svg:width="31.35cm" svg:height="15.13cm" svg:x="0.362cm" svg:y="0.29cm">
              <draw:object draw:notify-on-update-of-ranges="Arkusz1.A1:Arkusz1.A1 Arkusz1.A2:Arkusz1.A17 Arkusz1.B1:Arkusz1.B1 Arkusz1.B2:Arkusz1.B17 Arkusz1.C2:Arkusz1.C17 Arkusz1.C2:Arkusz1.C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23.1275">
            <text:p>23,1275</text:p>
          </table:table-cell>
          <table:table-cell office:value-type="float" office:value="2.45696">
            <text:p>2,45696</text:p>
          </table:table-cell>
          <table:table-cell/>
        </table:table-row>
        <table:table-row table:style-name="ro1">
          <table:table-cell office:value-type="float" office:value="0.0425">
            <text:p>0,0425</text:p>
          </table:table-cell>
          <table:table-cell office:value-type="float" office:value="25.8978">
            <text:p>25,8978</text:p>
          </table:table-cell>
          <table:table-cell office:value-type="float" office:value="2.84182">
            <text:p>2,84182</text:p>
          </table:table-cell>
          <table:table-cell/>
        </table:table-row>
        <table:table-row table:style-name="ro1">
          <table:table-cell office:value-type="float" office:value="0.045">
            <text:p>0,045</text:p>
          </table:table-cell>
          <table:table-cell office:value-type="float" office:value="33.7297">
            <text:p>33,7297</text:p>
          </table:table-cell>
          <table:table-cell office:value-type="float" office:value="5.50669">
            <text:p>5,50669</text:p>
          </table:table-cell>
          <table:table-cell/>
        </table:table-row>
        <table:table-row table:style-name="ro1">
          <table:table-cell office:value-type="float" office:value="0.0475">
            <text:p>0,0475</text:p>
          </table:table-cell>
          <table:table-cell office:value-type="float" office:value="37.2464">
            <text:p>37,2464</text:p>
          </table:table-cell>
          <table:table-cell office:value-type="float" office:value="6.09703">
            <text:p>6,09703</text:p>
          </table:table-cell>
          <table:table-cell/>
        </table:table-row>
        <table:table-row table:style-name="ro1">
          <table:table-cell office:value-type="float" office:value="0.05">
            <text:p>0,05</text:p>
          </table:table-cell>
          <table:table-cell office:value-type="float" office:value="43.7801">
            <text:p>43,7801</text:p>
          </table:table-cell>
          <table:table-cell office:value-type="float" office:value="5.51108">
            <text:p>5,51108</text:p>
          </table:table-cell>
          <table:table-cell/>
        </table:table-row>
        <table:table-row table:style-name="ro1">
          <table:table-cell office:value-type="float" office:value="0.0525">
            <text:p>0,0525</text:p>
          </table:table-cell>
          <table:table-cell office:value-type="float" office:value="54.4421">
            <text:p>54,4421</text:p>
          </table:table-cell>
          <table:table-cell office:value-type="float" office:value="10.3106">
            <text:p>10,3106</text:p>
          </table:table-cell>
          <table:table-cell/>
        </table:table-row>
        <table:table-row table:style-name="ro1">
          <table:table-cell office:value-type="float" office:value="0.055">
            <text:p>0,055</text:p>
          </table:table-cell>
          <table:table-cell office:value-type="float" office:value="61.7063">
            <text:p>61,7063</text:p>
          </table:table-cell>
          <table:table-cell office:value-type="float" office:value="13.3016">
            <text:p>13,3016</text:p>
          </table:table-cell>
          <table:table-cell/>
        </table:table-row>
        <table:table-row table:style-name="ro1">
          <table:table-cell office:value-type="float" office:value="0.0575">
            <text:p>0,0575</text:p>
          </table:table-cell>
          <table:table-cell office:value-type="float" office:value="90.3319">
            <text:p>90,3319</text:p>
          </table:table-cell>
          <table:table-cell office:value-type="float" office:value="25.2629">
            <text:p>25,2629</text:p>
          </table:table-cell>
          <table:table-cell/>
        </table:table-row>
        <table:table-row table:style-name="ro1">
          <table:table-cell office:value-type="float" office:value="0.06">
            <text:p>0,06</text:p>
          </table:table-cell>
          <table:table-cell office:value-type="float" office:value="110.253">
            <text:p>110,253</text:p>
          </table:table-cell>
          <table:table-cell office:value-type="float" office:value="41.8143">
            <text:p>41,8143</text:p>
          </table:table-cell>
          <table:table-cell/>
        </table:table-row>
        <table:table-row table:style-name="ro1">
          <table:table-cell office:value-type="float" office:value="0.0625">
            <text:p>0,0625</text:p>
          </table:table-cell>
          <table:table-cell office:value-type="float" office:value="143.431">
            <text:p>143,431</text:p>
          </table:table-cell>
          <table:table-cell office:value-type="float" office:value="76.4855">
            <text:p>76,4855</text:p>
          </table:table-cell>
          <table:table-cell/>
        </table:table-row>
        <table:table-row table:style-name="ro1">
          <table:table-cell office:value-type="float" office:value="0.065">
            <text:p>0,065</text:p>
          </table:table-cell>
          <table:table-cell office:value-type="float" office:value="274.865">
            <text:p>274,865</text:p>
          </table:table-cell>
          <table:table-cell office:value-type="float" office:value="100.994">
            <text:p>100,994</text:p>
          </table:table-cell>
          <table:table-cell/>
        </table:table-row>
        <table:table-row table:style-name="ro1">
          <table:table-cell office:value-type="float" office:value="0.0675">
            <text:p>0,0675</text:p>
          </table:table-cell>
          <table:table-cell office:value-type="float" office:value="433.897">
            <text:p>433,897</text:p>
          </table:table-cell>
          <table:table-cell office:value-type="float" office:value="184.124">
            <text:p>184,124</text:p>
          </table:table-cell>
          <table:table-cell/>
        </table:table-row>
        <table:table-row table:style-name="ro1">
          <table:table-cell office:value-type="float" office:value="0.07">
            <text:p>0,07</text:p>
          </table:table-cell>
          <table:table-cell office:value-type="float" office:value="566.402">
            <text:p>566,402</text:p>
          </table:table-cell>
          <table:table-cell office:value-type="float" office:value="190.483">
            <text:p>190,483</text:p>
          </table:table-cell>
          <table:table-cell/>
        </table:table-row>
        <table:table-row table:style-name="ro1">
          <table:table-cell office:value-type="float" office:value="0.0725">
            <text:p>0,0725</text:p>
          </table:table-cell>
          <table:table-cell office:value-type="float" office:value="694.038">
            <text:p>694,038</text:p>
          </table:table-cell>
          <table:table-cell office:value-type="float" office:value="152.129">
            <text:p>152,129</text:p>
          </table:table-cell>
          <table:table-cell/>
        </table:table-row>
        <table:table-row table:style-name="ro1">
          <table:table-cell office:value-type="float" office:value="0.075">
            <text:p>0,075</text:p>
          </table:table-cell>
          <table:table-cell office:value-type="float" office:value="1074.36">
            <text:p>1074,36</text:p>
          </table:table-cell>
          <table:table-cell office:value-type="float" office:value="202.136">
            <text:p>202,136</text:p>
          </table:table-cell>
          <table:table-cell/>
        </table:table-row>
        <table:table-row table:style-name="ro1">
          <table:table-cell office:value-type="float" office:value="0.0775">
            <text:p>0,0775</text:p>
          </table:table-cell>
          <table:table-cell office:value-type="float" office:value="1491.31">
            <text:p>1491,31</text:p>
          </table:table-cell>
          <table:table-cell office:value-type="float" office:value="221.471">
            <text:p>221,47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9.06.2015</text:date>, <text:time>01:06:5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9T01:06:54.23</dc:date>
    <dc:creator>mm mm</dc:creator>
    <meta:generator>OpenOffice/4.1.1$Win32 OpenOffice.org_project/411m6$Build-9775</meta:generator>
    <meta:editing-duration>PT14M17S</meta:editing-duration>
    <meta:editing-cycles>1</meta:editing-cycles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 chart:error-upper-range="Arkusz1.C2:Arkusz1.C17" chart:error-lower-range="Arkusz1.C2:Arkusz1.C17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8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Arkusz1.C2:Arkusz1.C17" chart:error-lower-range="Arkusz1.C2:Arkusz1.C1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351cm" svg:height="15.131cm" xlink:href=".." xlink:type="simple" chart:class="chart:line" chart:style-name="ch1">
        <chart:title svg:x="14.507cm" svg:y="0.438cm" chart:style-name="ch2">
          <text:p>Odchylenie</text:p>
        </chart:title>
        <chart:legend chart:legend-position="end" svg:x="28.393cm" svg:y="7.253cm" style:legend-expansion="high" chart:style-name="ch3"/>
        <chart:plot-area chart:style-name="ch4" table:cell-range-address="Arkusz1.A1:Arkusz1.B17" chart:data-source-has-labels="both" svg:x="1.665cm" svg:y="2.123cm" svg:width="25.474cm" svg:height="11.698cm">
          <chartooo:coordinate-region svg:x="2.657cm" svg:y="2.335cm" svg:width="23.964cm" svg:height="10.813cm"/>
          <chart:axis chart:dimension="x" chart:name="primary-x" chart:style-name="ch5" chartooo:axis-type="auto">
            <chartooo:date-scale/>
            <chart:title svg:x="13.736cm" svg:y="14.124cm" chart:style-name="ch6">
              <text:p>Lambda</text:p>
            </chart:title>
            <chart:categories table:cell-range-address="Arkusz1.A2:Arkusz1.A17"/>
          </chart:axis>
          <chart:axis chart:dimension="y" chart:name="primary-y" chart:style-name="ch7">
            <chart:title svg:x="0.451cm" svg:y="9.802cm" chart:style-name="ch8">
              <text:p>Średni czas oczekiwania</text:p>
            </chart:title>
            <chart:grid chart:style-name="ch9" chart:class="major"/>
          </chart:axis>
          <chart:series chart:style-name="ch10" chart:values-cell-range-address="Arkusz1.B2:Arkusz1.B17" chart:label-cell-address="Arkusz1.B1:Arkusz1.B1" chart:class="chart:line">
            <chart:error-indicator chart:style-name="ch11" chart:dimension="y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_mu_st</text:p>
                <draw:g>
                  <svg:desc>Arkusz1.B1:Arkusz1.B1</svg:desc>
                </draw:g>
              </table:table-cell>
              <table:table-cell office:value-type="string">
                <text:p>Kolumna C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float" office:value="0.04">
                <text:p>0</text:p>
                <draw:g>
                  <svg:desc>Arkusz1.A2:Arkusz1.A17</svg:desc>
                </draw:g>
              </table:table-cell>
              <table:table-cell office:value-type="float" office:value="23.1275">
                <text:p>23.1275</text:p>
                <draw:g>
                  <svg:desc>Arkusz1.B2:Arkusz1.B17</svg:desc>
                </draw:g>
              </table:table-cell>
              <table:table-cell office:value-type="float" office:value="2.45696">
                <text:p>2.45696</text:p>
                <draw:g>
                  <svg:desc>Arkusz1.C2:Arkusz1.C17</svg:desc>
                </draw:g>
              </table:table-cell>
              <table:table-cell office:value-type="float" office:value="2.45696">
                <text:p>2.45696</text:p>
                <draw:g>
                  <svg:desc>Arkusz1.C2:Arkusz1.C17</svg:desc>
                </draw:g>
              </table:table-cell>
            </table:table-row>
            <table:table-row>
              <table:table-cell office:value-type="float" office:value="0.0425">
                <text:p>0</text:p>
              </table:table-cell>
              <table:table-cell office:value-type="float" office:value="25.8978">
                <text:p>25.8978</text:p>
              </table:table-cell>
              <table:table-cell office:value-type="float" office:value="2.84182">
                <text:p>2.84182</text:p>
              </table:table-cell>
              <table:table-cell office:value-type="float" office:value="2.84182">
                <text:p>2.84182</text:p>
              </table:table-cell>
            </table:table-row>
            <table:table-row>
              <table:table-cell office:value-type="float" office:value="0.045">
                <text:p>0</text:p>
              </table:table-cell>
              <table:table-cell office:value-type="float" office:value="33.7297">
                <text:p>33.7297</text:p>
              </table:table-cell>
              <table:table-cell office:value-type="float" office:value="5.50669">
                <text:p>5.50669</text:p>
              </table:table-cell>
              <table:table-cell office:value-type="float" office:value="5.50669">
                <text:p>5.50669</text:p>
              </table:table-cell>
            </table:table-row>
            <table:table-row>
              <table:table-cell office:value-type="float" office:value="0.0475">
                <text:p>0</text:p>
              </table:table-cell>
              <table:table-cell office:value-type="float" office:value="37.2464">
                <text:p>37.2464</text:p>
              </table:table-cell>
              <table:table-cell office:value-type="float" office:value="6.09703">
                <text:p>6.09703</text:p>
              </table:table-cell>
              <table:table-cell office:value-type="float" office:value="6.09703">
                <text:p>6.09703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43.7801">
                <text:p>43.7801</text:p>
              </table:table-cell>
              <table:table-cell office:value-type="float" office:value="5.51108">
                <text:p>5.51108</text:p>
              </table:table-cell>
              <table:table-cell office:value-type="float" office:value="5.51108">
                <text:p>5.51108</text:p>
              </table:table-cell>
            </table:table-row>
            <table:table-row>
              <table:table-cell office:value-type="float" office:value="0.0525">
                <text:p>0</text:p>
              </table:table-cell>
              <table:table-cell office:value-type="float" office:value="54.4421">
                <text:p>54.4421</text:p>
              </table:table-cell>
              <table:table-cell office:value-type="float" office:value="10.3106">
                <text:p>10.3106</text:p>
              </table:table-cell>
              <table:table-cell office:value-type="float" office:value="10.3106">
                <text:p>10.3106</text:p>
              </table:table-cell>
            </table:table-row>
            <table:table-row>
              <table:table-cell office:value-type="float" office:value="0.055">
                <text:p>0</text:p>
              </table:table-cell>
              <table:table-cell office:value-type="float" office:value="61.7063">
                <text:p>61.7063</text:p>
              </table:table-cell>
              <table:table-cell office:value-type="float" office:value="13.3016">
                <text:p>13.3016</text:p>
              </table:table-cell>
              <table:table-cell office:value-type="float" office:value="13.3016">
                <text:p>13.3016</text:p>
              </table:table-cell>
            </table:table-row>
            <table:table-row>
              <table:table-cell office:value-type="float" office:value="0.0575">
                <text:p>0</text:p>
              </table:table-cell>
              <table:table-cell office:value-type="float" office:value="90.3319">
                <text:p>90.3319</text:p>
              </table:table-cell>
              <table:table-cell office:value-type="float" office:value="25.2629">
                <text:p>25.2629</text:p>
              </table:table-cell>
              <table:table-cell office:value-type="float" office:value="25.2629">
                <text:p>25.2629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110.253">
                <text:p>110.253</text:p>
              </table:table-cell>
              <table:table-cell office:value-type="float" office:value="41.8143">
                <text:p>41.8143</text:p>
              </table:table-cell>
              <table:table-cell office:value-type="float" office:value="41.8143">
                <text:p>41.8143</text:p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143.431">
                <text:p>143.431</text:p>
              </table:table-cell>
              <table:table-cell office:value-type="float" office:value="76.4855">
                <text:p>76.4855</text:p>
              </table:table-cell>
              <table:table-cell office:value-type="float" office:value="76.4855">
                <text:p>76.4855</text:p>
              </table:table-cell>
            </table:table-row>
            <table:table-row>
              <table:table-cell office:value-type="float" office:value="0.065">
                <text:p>0</text:p>
              </table:table-cell>
              <table:table-cell office:value-type="float" office:value="274.865">
                <text:p>274.865</text:p>
              </table:table-cell>
              <table:table-cell office:value-type="float" office:value="100.994">
                <text:p>100.994</text:p>
              </table:table-cell>
              <table:table-cell office:value-type="float" office:value="100.994">
                <text:p>100.994</text:p>
              </table:table-cell>
            </table:table-row>
            <table:table-row>
              <table:table-cell office:value-type="float" office:value="0.0675">
                <text:p>0</text:p>
              </table:table-cell>
              <table:table-cell office:value-type="float" office:value="433.897">
                <text:p>433.897</text:p>
              </table:table-cell>
              <table:table-cell office:value-type="float" office:value="184.124">
                <text:p>184.124</text:p>
              </table:table-cell>
              <table:table-cell office:value-type="float" office:value="184.124">
                <text:p>184.124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566.402">
                <text:p>566.402</text:p>
              </table:table-cell>
              <table:table-cell office:value-type="float" office:value="190.483">
                <text:p>190.483</text:p>
              </table:table-cell>
              <table:table-cell office:value-type="float" office:value="190.483">
                <text:p>190.483</text:p>
              </table:table-cell>
            </table:table-row>
            <table:table-row>
              <table:table-cell office:value-type="float" office:value="0.0725">
                <text:p>0</text:p>
              </table:table-cell>
              <table:table-cell office:value-type="float" office:value="694.038">
                <text:p>694.038</text:p>
              </table:table-cell>
              <table:table-cell office:value-type="float" office:value="152.129">
                <text:p>152.129</text:p>
              </table:table-cell>
              <table:table-cell office:value-type="float" office:value="152.129">
                <text:p>152.129</text:p>
              </table:table-cell>
            </table:table-row>
            <table:table-row>
              <table:table-cell office:value-type="float" office:value="0.075">
                <text:p>0</text:p>
              </table:table-cell>
              <table:table-cell office:value-type="float" office:value="1074.36">
                <text:p>1074.36</text:p>
              </table:table-cell>
              <table:table-cell office:value-type="float" office:value="202.136">
                <text:p>202.136</text:p>
              </table:table-cell>
              <table:table-cell office:value-type="float" office:value="202.136">
                <text:p>202.136</text:p>
              </table:table-cell>
            </table:table-row>
            <table:table-row>
              <table:table-cell office:value-type="float" office:value="0.0775">
                <text:p>0</text:p>
              </table:table-cell>
              <table:table-cell office:value-type="float" office:value="1491.31">
                <text:p>1491.31</text:p>
              </table:table-cell>
              <table:table-cell office:value-type="float" office:value="221.471">
                <text:p>221.471</text:p>
              </table:table-cell>
              <table:table-cell office:value-type="float" office:value="221.471">
                <text:p>221.4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